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5-08-2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5-04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5-01-2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4-10-1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4-07-3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4-05-2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3-10-3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3-07-2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3-05-0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3-01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2-11-0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2-07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2-05-0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2-01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1-10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1-07-2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1-04-2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1-01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0-10-2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0-07-2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0-06-1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20-01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9-11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9-08-0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9-05-0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9-02-1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8-10-2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8-07-1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8-04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8-01-1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7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7-08-10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7-04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7-01-2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6-10-2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6-08-2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6-05-0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6-01-2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5-10-1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5-08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5-04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5-01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4-11-04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4-07-1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4-04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4-02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3-11-0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3-08-08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3-04-1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3-01-3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2-10-2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2-07-2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2-03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1-11-2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1-09-2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1-07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1-06-09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0-11-1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0-08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0-06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10-03-0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9-10-07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9-05-19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5-01-2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4-11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3-09-10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3-06-1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3-03-1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7-07-1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22087304101</text:p>
          </table:table-cell>
          <table:table-cell office:value-type="string" calcext:value-type="string">
            <text:p>USGS WELL E-10 SPOHN SCHOOL NORTH (RPD=24)</text:p>
          </table:table-cell>
          <table:table-cell office:value-type="string" calcext:value-type="string">
            <text:p>198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2" meta:object-count="0"/>
    <meta:user-defined meta:name="AppVersion">3.0</meta:user-defined>
  </office:meta>
</office:document-meta>
</file>